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Hoja1" table:style-name="ta1"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table:style-name="ce1" office:value-type="string" calcext:value-type="string">
            <text:p>#Factura</text:p>
          </table:table-cell>
          <table:table-cell table:style-name="ce1" office:value-type="string" calcext:value-type="string">
            <text:p>IdCliente</text:p>
          </table:table-cell>
          <table:table-cell office:value-type="string" calcext:value-type="string">
            <text:p>Nombre</text:p>
          </table:table-cell>
          <table:table-cell table:style-name="ce1" office:value-type="string" calcext:value-type="string">
            <text:p>Telefono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CL001</text:p>
          </table:table-cell>
          <table:table-cell office:value-type="string" calcext:value-type="string">
            <text:p>Cliente 1</text:p>
          </table:table-cell>
          <table:table-cell office:value-type="float" office:value="1111111" calcext:value-type="float">
            <text:p>1111111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CL002</text:p>
          </table:table-cell>
          <table:table-cell office:value-type="string" calcext:value-type="string">
            <text:p>Cliente 2</text:p>
          </table:table-cell>
          <table:table-cell office:value-type="float" office:value="2222222" calcext:value-type="float">
            <text:p>2222222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CL003</text:p>
          </table:table-cell>
          <table:table-cell office:value-type="string" calcext:value-type="string">
            <text:p>Cliente 3</text:p>
          </table:table-cell>
          <table:table-cell office:value-type="float" office:value="3333333" calcext:value-type="float">
            <text:p>3333333</text:p>
          </table:table-cell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CL004</text:p>
          </table:table-cell>
          <table:table-cell office:value-type="string" calcext:value-type="string">
            <text:p>Cliente 4</text:p>
          </table:table-cell>
          <table:table-cell office:value-type="float" office:value="4444444" calcext:value-type="float">
            <text:p>4444444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CL005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5555555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CL006</text:p>
          </table:table-cell>
          <table:table-cell office:value-type="string" calcext:value-type="string">
            <text:p>Cliente 6</text:p>
          </table:table-cell>
          <table:table-cell office:value-type="string" calcext:value-type="string">
            <text:p>6666666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CL007</text:p>
          </table:table-cell>
          <table:table-cell office:value-type="string" calcext:value-type="string">
            <text:p>Cliente 7</text:p>
          </table:table-cell>
          <table:table-cell office:value-type="string" calcext:value-type="string">
            <text:p>77777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 </meta:initial-creator>
    <meta:creation-date>2017-02-03T12:01:52.167672802</meta:creation-date>
    <dc:date>2017-02-03T12:08:24.847885944</dc:date>
    <dc:creator>Nico </dc:creator>
    <meta:editing-duration>P0D</meta:editing-duration>
    <meta:editing-cycles>1</meta:editing-cycles>
    <meta:document-statistic meta:table-count="1" meta:cell-count="32" meta:object-count="0"/>
    <meta:generator>LibreOffice/4.2.8.2$Linux_x86 LibreOffice_project/420m0$Build-2</meta:generator>
  </office:meta>
</office:document-meta>
</file>